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fo:color="#99ff99" fo:font-weight="bold" style:font-weight-asian="bold" style:font-weight-complex="bold"/>
    </style:style>
    <style:style style:name="T25" style:family="text">
      <style:text-properties fo:color="#ff99ff" fo:font-weight="bold" style:font-weight-asian="bold" style:font-weight-complex="bold"/>
    </style:style>
    <style:style style:name="T26" style:family="text">
      <style:text-properties fo:color="#99ffff" fo:font-weight="bold" style:font-weight-asian="bold" style:font-weight-complex="bold"/>
    </style:style>
    <style:style style:name="T27" style:family="text">
      <style:text-properties style:font-size-asian="17pt" style:font-size-complex="17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808080"/>
    </style:style>
    <style:style style:name="T32" style:family="text">
      <style:text-properties fo:color="#66ffff" fo:font-size="32pt" style:font-size-asian="32pt" style:font-size-complex="32pt"/>
    </style:style>
    <style:style style:name="T3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1.03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49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08cm" svg:x="2.2cm" svg:y="7.599cm">
          <draw:text-box>
            <text:p>def ADDrr : InstLEG&lt;(outs GRRegs:<text:span text:style-name="T24">$dst</text:span>),</text:p>
            <text:p><text:s text:c="20"/>(ins GRRegs:<text:span text:style-name="T25">$src1</text:span>, GRRegs:<text:span text:style-name="T26">$src2</text:span>) ... &gt; {</text:p>
            <text:p><text:s text:c="2"/>bits&lt;4&gt; <text:span text:style-name="T25">src1</text:span>; bits&lt;4&gt; <text:span text:style-name="T26">src2</text:span>; bits&lt;4&gt; <text:span text:style-name="T24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5">src1</text:span>; <text:s text:c="7"/>// Operand 1</text:p>
            <text:p><text:s text:c="2"/>let Inst{15-12} = <text:span text:style-name="T24">dst</text:span>; <text:s text:c="8"/>// Destination</text:p>
            <text:p><text:s text:c="2"/>let Inst{11-4} <text:s/>= 0b00000000;</text:p>
            <text:p><text:s text:c="2"/>let Inst{3-0} <text:s text:c="2"/>= <text:span text:style-name="T26">src2</text:span>; <text:s text:c="7"/>// Operand 2</text:p>
            <text:p>}</text:p>
          </draw:text-box>
        </draw:frame>
        <draw:frame draw:style-name="gr11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082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1.038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819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1.038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7">LastTargetFixupKind – FirstTargetFixupKind</text:span></text:p>
              <text:p>};</text:p>
            </draw:text-box>
          </draw:frame>
          <draw:frame draw:style-name="gr48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7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4.923cm" svg:x="1.6cm" svg:y="9.3cm">
            <draw:text-box>
              <text:p><text:span text:style-name="T28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9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4">DCE does not touch instructions with side-effects:</text:span></text:p>
                <text:list>
                  <text:list-item>
                    <text:p><text:span text:style-name="T30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1"> </text:span><text:span text:style-name="T32"><text:a xlink:href="http://llvm.org/docs/WritingAnLLVMBackend.html" xlink:type="simple">llvm.org/docs/WritingAnLLVMBackend.html</text:a></text:span><text:span text:style-name="T3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3"><text:a xlink:href="mailto:fraser@codeplay.com" xlink:type="simple">fraser@codeplay.com</text:a></text:span></text:p>
                  </text:list-item>
                  <text:list-item>
                    <text:p><text:span text:style-name="T3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4H44M13S</meta:editing-duration>
    <meta:editing-cycles>223</meta:editing-cycles>
    <dc:date>2014-04-06T16:48:55.521370128</dc:date>
    <meta:generator>LibreOffice/4.2.2.1$Linux_X86_64 LibreOffice_project/420m0$Build-1</meta:generator>
    <meta:document-statistic meta:object-count="408"/>
  </office:meta>
</office:document-meta>
</file>